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</text:span><text:span text:style-name="T1">作りたい</text:span><text:span text:style-name="T1">directory</text:span><text:span text:style-name="T1">に</text:span><text:span text:style-name="T1">て</text:span></text:p>
            <text:p><text:span text:style-name="T1">$git init</text:span></text:p>
            <text:p><text:span text:style-name="T1">$git config -- </text:span><text:span text:style-name="T1">global </text:span><text:span text:style-name="T1">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</text:span><text:span text:style-name="T1">global </text:span><text:span text:style-name="T1">user.name </text:span><text:span text:style-name="T1">“HiroumiTan</text:span><text:span text:style-name="T1">i” <text:s text:c="2"/>// </text:span><text:span text:style-name="T1">念の</text:span><text:span text:style-name="T1">為、</text:span><text:span text:style-name="T1">GitHub</text:span><text:span text:style-name="T1">の登録情報</text:span><text:span text:style-name="T1">に合わせる</text:span></text:p>
            <text:p><text:span text:style-name="T1">global</text:span><text:span text:style-name="T1">をつけ</text:span><text:span text:style-name="T1">ることで、</text:span><text:span text:style-name="T1">ホームディレ</text:span><text:span text:style-name="T1">クトリ全体に</text:span><text:span text:style-name="T1">反映される。</text:span><text:span text:style-name="T1">つけなけれ</text:span><text:span text:style-name="T1">ば、</text:span></text:p>
            <text:p><text:span text:style-name="T1">そのディレク</text:span><text:span text:style-name="T1">トリだけに適</text:span><text:span text:style-name="T1">用される。</text:span></text:p>
            <text:p><text:span text:style-name="T1">~/.gitconfig</text:span><text:span text:style-name="T1">に設定が残</text:span><text:span text:style-name="T1">るので、直接</text:span><text:span text:style-name="T1">編集も可能。</text:span><text:span text:style-name="T1">また、 </text:span><text:span text:style-name="T1">$git </text:span><text:span text:style-name="T1">config --list </text:span><text:span text:style-name="T1">で設定を確</text:span><text:span text:style-name="T1">認できる。 </text:span></text:p>
            <text:p><text:span text:style-name="T1"/></text:p>
          </draw:text-box>
        </draw:frame>
        <draw:frame draw:style-name="gr3" draw:text-style-name="P1" draw:layer="layout" svg:width="25.6cm" svg:height="9.673cm" svg:x="1.6cm" svg:y="9.727cm">
          <draw:text-box>
            <text:p><text:span text:style-name="T1">変更を加え</text:span><text:span text:style-name="T1">た場合、</text:span></text:p>
            <text:p><text:span text:style-name="T1">$git add [file </text:span><text:span text:style-name="T1">name], </text:span><text:span text:style-name="T1">[directory </text:span><text:span text:style-name="T1">name] or * <text:s text:c="3"/></text:span><text:span text:style-name="T1"><text:s text:c="3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</text:span><text:span text:style-name="T1">-m </text:span><text:span text:style-name="T1">“comment” /</text:span><text:span text:style-name="T1">/repository</text:span><text:span text:style-name="T1">に登録。</text:span><text:span text:style-name="T1">-m</text:span><text:span text:style-name="T1">を省略する</text:span><text:span text:style-name="T1">と、専用エ</text:span><text:span text:style-name="T1">ディタが立ち</text:span><text:span text:style-name="T1">上がる。</text:span></text:p>
            <text:p><text:span text:style-name="T1"/></text:p>
            <text:p><text:span text:style-name="T1">// staging</text:span><text:span text:style-name="T1">が</text:span><text:span text:style-name="T1">あることで、１</text:span><text:span text:style-name="T1">つの</text:span><text:span text:style-name="T1">commit</text:span><text:span text:style-name="T1">い含めるな</text:span><text:span text:style-name="T1">いよ変更内</text:span><text:span text:style-name="T1">容を細かく</text:span><text:span text:style-name="T1">区切ることが</text:span><text:span text:style-name="T1">可能になる。</text:span></text:p>
            <text:p><text:span text:style-name="T1">commit</text:span><text:span text:style-name="T1">前に</text:span><text:span text:style-name="T1">staging</text:span><text:span text:style-name="T1">した</text:span><text:span text:style-name="T1">内容を取り</text:span><text:span text:style-name="T1">消したい場</text:span><text:span text:style-name="T1">合、</text:span></text:p>
            <text:p><text:span text:style-name="T1">$git reset or </text:span><text:span text:style-name="T1">git reset [file </text:span><text:span text:style-name="T1">name]</text:span></text:p>
            <text:p><text:span text:style-name="T1"/></text:p>
            <text:p><text:span text:style-name="T1">すでに存在</text:span><text:span text:style-name="T1">しているファ</text:span><text:span text:style-name="T1">イルを修正し</text:span><text:span text:style-name="T1">た場合、</text:span></text:p>
            <text:p><text:span text:style-name="T1">$git commit </text:span><text:span text:style-name="T1">-a -m </text:span><text:span text:style-name="T1">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</text:span><text:span text:style-name="T1">方できるらし</text:span><text:span text:style-name="T1">い。ただし、</text:span><text:span text:style-name="T1">ファイルの指</text:span><text:span text:style-name="T1">定はできず、</text:span><text:span text:style-name="T1">全変更が反</text:span><text:span text:style-name="T1">映される様</text:span><text:span text:style-name="T1">子。</text:span></text:p>
          </draw:text-box>
        </draw:frame>
        <draw:frame draw:style-name="gr1" draw:text-style-name="P1" draw:layer="layout" svg:width="4.545cm" svg:height="0.962cm" svg:x="1.197cm" svg:y="8.265cm">
          <draw:text-box>
            <text:p><text:span text:style-name="T1">バージョン管</text:span><text:span text:style-name="T1">理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5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</text:span><text:span text:style-name="T1">れるべきファ</text:span><text:span text:style-name="T1">イル等が表</text:span><text:span text:style-name="T1">示される。</text:span></text:p>
            <text:p><text:span text:style-name="T1"/></text:p>
            <text:p><text:span text:style-name="T1">$type </text:span><text:span text:style-name="T1">.gitignore </text:span><text:span text:style-name="T1">で</text:span><text:span text:style-name="T1">.gitignore</text:span><text:span text:style-name="T1">を追加、編集</text:span><text:span text:style-name="T1">し</text:span><text:span text:style-name="T1">て、</text:span><text:span text:style-name="T1">repositor</text:span><text:span text:style-name="T1">y</text:span><text:span text:style-name="T1">で管理しな</text:span><text:span text:style-name="T1">いファイルを</text:span><text:span text:style-name="T1">指定できる。</text:span></text:p>
            <text:p><text:span text:style-name="T1"/></text:p>
            <text:p><text:span text:style-name="T1">$git log <text:s/>// </text:span><text:span text:style-name="T1">commit</text:span><text:span text:style-name="T1">の</text:span><text:span text:style-name="T1">log</text:span><text:span text:style-name="T1">確認。 </text:span><text:span text:style-name="T1">--oneline</text:span><text:span text:style-name="T1">を</text:span><text:span text:style-name="T1">つけると、表</text:span><text:span text:style-name="T1">示を１行だけ</text:span><text:span text:style-name="T1">に絞る。</text:span></text:p>
            <text:p><text:span text:style-name="T1"/></text:p>
            <text:p><text:span text:style-name="T1">$git log </text:span><text:span text:style-name="T1">--grep=”</text:span><text:span text:style-name="T1">検</text:span><text:span text:style-name="T1">索ワード” </text:span><text:span text:style-name="T1">//commitme</text:span><text:span text:style-name="T1">nt comment</text:span><text:span text:style-name="T1">でログを検</text:span><text:span text:style-name="T1">索できる。</text:span></text:p>
          </draw:text-box>
        </draw:frame>
        <draw:frame draw:style-name="gr1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1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5" draw:text-style-name="P1" draw:layer="layout" svg:width="25.6cm" svg:height="12.441cm" svg:x="1.6cm" svg:y="8.827cm">
          <draw:text-box>
            <text:p><text:span text:style-name="T1">$git </text:span><text:span text:style-name="T1">checkout </text:span><text:span text:style-name="T1">[commit </text:span><text:span text:style-name="T1">hash] [file </text:span><text:span text:style-name="T1">name] <text:s/>//</text:span><text:span text:style-name="T1">過</text:span><text:span text:style-name="T1">去の状態に</text:span><text:span text:style-name="T1">戻る。ファイ</text:span><text:span text:style-name="T1">ル名をつけ</text:span><text:span text:style-name="T1">ればそのファ</text:span><text:span text:style-name="T1">イルだけ。</text:span></text:p>
            <text:p><text:span text:style-name="T1"/></text:p>
            <text:p><text:span text:style-name="T1">この状態で</text:span><text:span text:style-name="T1">何かを変更</text:span><text:span text:style-name="T1">して、</text:span><text:span text:style-name="T1">commit</text:span><text:span text:style-name="T1">した場合、別</text:span><text:span text:style-name="T1">の</text:span><text:span text:style-name="T1">branch(</text:span><text:span text:style-name="T1">も</text:span><text:span text:style-name="T1">どき、無名</text:span><text:span text:style-name="T1">branch)</text:span><text:span text:style-name="T1">がで</text:span><text:span text:style-name="T1">きてしまう。</text:span><text:span text:style-name="T1">なので、基本</text:span><text:span text:style-name="T1">的にこの状</text:span><text:span text:style-name="T1">態での変更、</text:span><text:span text:style-name="T1">commit</text:span><text:span text:style-name="T1">はし</text:span><text:span text:style-name="T1">ないこと。し</text:span><text:span text:style-name="T1">てしまって</text:span><text:span text:style-name="T1">も、下記コマ</text:span><text:span text:style-name="T1">ンドで最新に</text:span><text:span text:style-name="T1">戻す。</text:span></text:p>
            <text:p><text:span text:style-name="T1"/></text:p>
            <text:p><text:span text:style-name="T1">$git </text:span><text:span text:style-name="T1">checkout </text:span><text:span text:style-name="T1">[branch </text:span><text:span text:style-name="T1">name] <text:s/>//</text:span><text:span text:style-name="T1">最</text:span><text:span text:style-name="T1">新の状態</text:span><text:span text:style-name="T1">HEAD</text:span><text:span text:style-name="T1">に戻</text:span><text:span text:style-name="T1">れる。</text:span></text:p>
            <text:p><text:span text:style-name="T1"/></text:p>
            <text:p><text:span text:style-name="T1">過去の</text:span><text:span text:style-name="T1">commit</text:span><text:span text:style-name="T1">から</text:span><text:span text:style-name="T1">編集をした</text:span><text:span text:style-name="T1">い場合は、ま</text:span><text:span text:style-name="T1">ず現</text:span><text:span text:style-name="T1">branch</text:span><text:span text:style-name="T1">を複製。</text:span></text:p>
            <text:p><text:span text:style-name="T1">$git </text:span><text:span text:style-name="T1">checkout -b </text:span><text:span text:style-name="T1">[new branch </text:span><text:span text:style-name="T1">name] // </text:span><text:span text:style-name="T1">こ</text:span><text:span text:style-name="T1">の時点で前</text:span><text:span text:style-name="T1">の</text:span><text:span text:style-name="T1">branch</text:span><text:span text:style-name="T1">の</text:span><text:span text:style-name="T1">log</text:span><text:span text:style-name="T1">等すべて</text:span><text:span text:style-name="T1">受け継ぐ。</text:span></text:p>
            <text:p><text:span text:style-name="T1">次に戻りた</text:span><text:span text:style-name="T1">いステップの</text:span><text:span text:style-name="T1">数を指定す</text:span><text:span text:style-name="T1">る。</text:span></text:p>
            <text:p><text:span text:style-name="T1">$git reset </text:span><text:span text:style-name="T1">--hard </text:span><text:span text:style-name="T1">HEAD^n //n</text:span><text:span text:style-name="T1">に数字が入</text:span><text:span text:style-name="T1">る。おそらく、</text:span><text:span text:style-name="T1">commit </text:span><text:span text:style-name="T1">hash</text:span><text:span text:style-name="T1">でもい</text:span><text:span text:style-name="T1">ける。</text:span></text:p>
            <text:p><text:span text:style-name="T1">これで</text:span><text:span text:style-name="T1">new </text:span><text:span text:style-name="T1">branch</text:span><text:span text:style-name="T1">は</text:span><text:span text:style-name="T1">n </text:span><text:span text:style-name="T1">step</text:span><text:span text:style-name="T1">前の</text:span><text:span text:style-name="T1">commit</text:span><text:span text:style-name="T1">が最</text:span><text:span text:style-name="T1">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</text:span><text:span text:style-name="T1">直接の</text:span><text:span text:style-name="T1">new </text:span><text:span text:style-name="T1">branch</text:span><text:span text:style-name="T1">を陽</text:span><text:span text:style-name="T1">に作成する</text:span><text:span text:style-name="T1">方法もある。</text:span></text:p>
            <text:p><text:span text:style-name="T1">$git </text:span><text:span text:style-name="T1">checkout </text:span><text:span text:style-name="T1">[commit </text:span><text:span text:style-name="T1">hash] -b </text:span><text:span text:style-name="T1">[new branch </text:span><text:span text:style-name="T1">name]</text:span></text:p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5" draw:text-style-name="P1" draw:layer="layout" svg:width="25.6cm" svg:height="6.273cm" svg:x="1.6cm" svg:y="1.728cm">
          <draw:text-box>
            <text:p><text:span text:style-name="T1">$git branch -b [new branch] //new branch</text:span><text:span text:style-name="T1">を作成</text:span></text:p>
            <text:p><text:span text:style-name="T1"/></text:p>
            <text:p><text:span text:style-name="T1">$git diff [branch A] [branch B] //branch</text:span><text:span text:style-name="T1">間の差分を見る</text:span></text:p>
            <text:p><text:span text:style-name="T1"/></text:p>
            <text:p><text:span text:style-name="T1">$git reset --hard [commit hash] // </text:span><text:span text:style-name="T1">前の</text:span><text:span text:style-name="T1">commit</text:span><text:span text:style-name="T1">に戻り、それ以降の変更は破棄する。</text:span></text:p>
            <text:p><text:span text:style-name="T1"/></text:p>
            <text:p><text:span text:style-name="T1">$git reset [commit hash] /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4T04:28:28.794790166</dc:date>
    <meta:editing-duration>PT3H49M24S</meta:editing-duration>
    <meta:editing-cycles>29</meta:editing-cycles>
    <meta:generator>LibreOffice/5.1.6.2$Linux_X86_64 LibreOffice_project/10m0$Build-2</meta:generator>
    <meta:document-statistic meta:object-count="37"/>
  </office:meta>
</office:document-meta>
</file>